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61in"/>
    </style:style>
    <style:style style:name="co2" style:family="table-column">
      <style:table-column-properties fo:break-before="auto" style:column-width="0.5264in"/>
    </style:style>
    <style:style style:name="co3" style:family="table-column">
      <style:table-column-properties fo:break-before="auto" style:column-width="5.3071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0.69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2.1425in"/>
    </style:style>
    <style:style style:name="co11" style:family="table-column">
      <style:table-column-properties fo:break-before="auto" style:column-width="2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ita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d they survive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lings/Spouses Aboard</text:p>
          </table:table-cell>
          <table:table-cell office:value-type="string" calcext:value-type="string">
            <text:p>Parents/Children Aboard</text:p>
          </table:table-cell>
          <table:table-cell office:value-type="string" calcext:value-type="string">
            <text:p>Far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wen Harris Braun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ohn Bradley (Florence Briggs Thayer) Cuming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2833" calcext:value-type="float">
            <text:p>71.28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Laina Heikkine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acques Heath (Lily May Peel) Futrell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Henry Alle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Mor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583" calcext:value-type="float">
            <text:p>8.4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imothy J McCarth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625" calcext:value-type="float">
            <text:p>51.8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Gosta Leonard Palsso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.075" calcext:value-type="float">
            <text:p>21.0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Oscar W (Elisabeth Vilhelmina Berg) Johns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1333" calcext:value-type="float">
            <text:p>11.13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Nicholas (Adele Achem) Nasse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708" calcext:value-type="float">
            <text:p>30.07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uerite Rut Sandstrom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zabeth Bonnell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Henry Saundercock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ders Johan Andersso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ulda Amanda Adolfina Vestrom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Mary D Kingcome) Hewlett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ugene Ric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harles Eugene William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ulius (Emelia Maria Vandemoortele) Vander Plank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Fatima Masselmani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seph J Fynne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Lawrence Beesle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McGowa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92" calcext:value-type="float">
            <text:p>8.0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Thompson Slop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Torborg Danira Palsso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.075" calcext:value-type="float">
            <text:p>21.0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Carl Oscar (Selma Augusta Emilia Johansson) Asplun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.3875" calcext:value-type="float">
            <text:p>31.3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arred Chehab Emi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Charles Alexander Fortun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len O'Dwy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alio Todorof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. Manuel E Uruchurtu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08" calcext:value-type="float">
            <text:p>27.7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William Augustus (Marie Eugenie) Spence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.5208" calcext:value-type="float">
            <text:p>146.5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Agatha Glyn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dward H Wheadon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dgar Joseph Mey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1708" calcext:value-type="float">
            <text:p>82.17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lexander Oskar Holvers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na Mame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est Charles Can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ugusta Maria Vander Plank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Jamila Nicola-Yarre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417" calcext:value-type="float">
            <text:p>11.2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ohan (Johanna Persdotter Larsson) Ahli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John Robert (Dorothy Ann Wonnacott) Turpi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Simonne Marie Anne Andree Laroch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.5792" calcext:value-type="float">
            <text:p>41.5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aret Delia Devane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John Roger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enis Lenn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Bridget O'Driscoll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Youssef Samaa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.6792" calcext:value-type="float">
            <text:p>21.6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osef (Josefine Franchi) Arnold-Franch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Juha Niilo Panul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ichard Cater Nosworth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Henry Sleeper (Myna Haxtun) Harper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.7292" calcext:value-type="float">
            <text:p>76.7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Lizzie (Elizabeth Anne Wilkinson) Faunthorpe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ngelhart Cornelius Ostby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9792" calcext:value-type="float">
            <text:p>61.9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ugh Wooln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mily Rugg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nsouer Novel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Constance Mirium West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William Frederick Goodwi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rsen Sirayani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melie Icar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enry Birkhardt Harri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475" calcext:value-type="float">
            <text:p>83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Harald Sko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lbert A Stewar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08" calcext:value-type="float">
            <text:p>27.7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Gerios Moubarek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458" calcext:value-type="float">
            <text:p>15.2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Elizabeth Ramell) Nye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est James Creas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83" calcext:value-type="float">
            <text:p>8.1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rna Alexandra Andersso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Vincenz Ki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tephen Curnow Jenk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Lillian Amy Goodwin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mbrose Jr Hoo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postolos Chronopou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e Bi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igurd Hansen Mo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van Stanef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ahamin Haim Mouta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Alden Gates Caldwell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izabeth Dowdel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chille Waelen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n Baptist Sheerlin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Brigdet Delia McDermott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75" calcext:value-type="float">
            <text:p>7.7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ancisco M Carrau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Bertha Ilett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Karl Alfred (Maria Mathilda Gustafsson) Backstrom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Neal Fo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elman Francis Slocovsk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bel Helen Fortun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ancesco Celott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mil Christman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ul Edvin Andreas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erbert Fuller Chaffee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175" calcext:value-type="float">
            <text:p>61.1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ertram Frank Dea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575" calcext:value-type="float">
            <text:p>20.5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niel Coxo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harles Joseph Shorne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B Goldschmidt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42" calcext:value-type="float">
            <text:p>34.6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Bertram Greenfiel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3583" calcext:value-type="float">
            <text:p>63.3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John T (Ada Julia Bone) Doling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inai Kanto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tilda Petranec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stcho Petroff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ichard Frasar Whit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875" calcext:value-type="float">
            <text:p>77.2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ustaf Joel Johansso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42" calcext:value-type="float">
            <text:p>8.6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ders Vilhelm Gustafsso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toytcho Mionof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Kristine Salkjelsvik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bert Johan Mos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ido Rekic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Bertha Mor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alter Chamberlain Porte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ileni Zabour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vid John Bart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riina Jussil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825" calcext:value-type="float">
            <text:p>9.8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lake Attalah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83" calcext:value-type="float">
            <text:p>14.4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dvard Pekoniem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trick Connors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John Robert Turp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Quigg Edmond Baxt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.5208" calcext:value-type="float">
            <text:p>247.52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lis Anna Maria Andersso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tanley George Hickm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onard Charles Moor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Nicholas Nasser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708" calcext:value-type="float">
            <text:p>30.07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Susan Webber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Percival Wayland White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875" calcext:value-type="float">
            <text:p>77.2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lias Nicola-Yarred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417" calcext:value-type="float">
            <text:p>11.2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rtin McMah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idtjof Arne Madse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17" calcext:value-type="float">
            <text:p>7.141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Pete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3583" calcext:value-type="float">
            <text:p>22.3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Ekstro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5" calcext:value-type="float">
            <text:p>6.9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zef Drazenoic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omingos Fernandeo Coelh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Alexander A (Grace Charity Laury) Robins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Leopold (Mathilde Francoise Pede) Weisz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amuel James Hayden Sobe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mile Richar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58" calcext:value-type="float">
            <text:p>15.0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Helen Monypeny Newsom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.2833" calcext:value-type="float">
            <text:p>26.2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acques Heath Futrelle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laf Elon Ose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67" calcext:value-type="float">
            <text:p>9.21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Victor Gigl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oseph (Sultana) Boulo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2458" calcext:value-type="float">
            <text:p>15.2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Sofia Nyste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Pekka Pietari (Elin Matilda Dolck) Hakkaraine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eremiah Burk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dgardo Samuel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seph Charles Nicholl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ugust Edvard Andersso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Robina Maggie Ford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Michel Navratil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Thomas Roussel Davids Byl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Robert James Batema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5" calcext:value-type="float">
            <text:p>12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Thomas (Edith Wearne) Pears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onzo Me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ustin Blyler van Billiard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le Martin Olse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125" calcext:value-type="float">
            <text:p>7.3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Charles Duane William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3792" calcext:value-type="float">
            <text:p>61.3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herine Gilnag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3" calcext:value-type="float">
            <text:p>7.7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rry Cor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le Smiljanic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Thomas Henry Sage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Hatfield Cribb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James (Elizabeth Inglis Milne) Watt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Viktor Bengtsso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vo Calic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ino Viljami Panul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Frank John William Goldsmit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525" calcext:value-type="float">
            <text:p>20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(Edith Martha Bowerman) Chibnall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William (Anna Bernhardina Karlsson) Skoog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D Bauman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5" calcext:value-type="float">
            <text:p>25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e Ling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yckoff Van der hoe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Arthur Ric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eanor Ileen Johnso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1333" calcext:value-type="float">
            <text:p>11.1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tti Wilhelm Sivol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ames Clinch Smit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958" calcext:value-type="float">
            <text:p>30.6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las Albin Klase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Henry Forbes Lefebre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4667" calcext:value-type="float">
            <text:p>25.4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nn Elizabeth Isham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125" calcext:value-type="float">
            <text:p>28.7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eginald Hal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ionel Leonar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Constance Gladys Sag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ene Perno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Clarence Gustaf Hugo Asplun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3875" calcext:value-type="float">
            <text:p>31.3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Richard F Becke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Luise Gretchen Kink-Heilman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025" calcext:value-type="float">
            <text:p>22.0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ugh Roscoe Roo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Thomas (Johanna Godfrey) O'Brie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Charles Hallace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Bourk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tjepan Turc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Rosa) Pinsky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Carbin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Carla Christine Nielsine Andersen-Jensen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Michel M Navrati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ames Joseph (Margaret Tobin) Brow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08" calcext:value-type="float">
            <text:p>27.7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se Lurett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5208" calcext:value-type="float">
            <text:p>146.52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obert Mernag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Siegwart Andreas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042" calcext:value-type="float">
            <text:p>8.40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aret Madiga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Henriette Yroi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estor Cyriel Vande Wall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ederick Sag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kob Alfred Johanso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58" calcext:value-type="float">
            <text:p>6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erious Youseff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urshon Cohe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Telma Matilda Stro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625" calcext:value-type="float">
            <text:p>10.4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Alfred Backstro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assef Cassem Albimo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875" calcext:value-type="float">
            <text:p>18.7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elen Car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enry Blan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hmed Al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Clear Annie Camero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Henry Perk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Hans Kristensen Giv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hilip Kiern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deleine Newell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275" calcext:value-type="float">
            <text:p>113.2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iina Honkane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idney Samuel Jacobsoh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lbina Bazzan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917" calcext:value-type="float">
            <text:p>76.29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alter Harri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Victor Francis Sunderlan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ames H Bracke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eorge Henry Gree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hristo Nenkof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ederick Maxfield Hoy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Ivar Sven Berglun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John Mellor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Hall Lovell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rne Jonas Fahlstro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thilde Lefebre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4667" calcext:value-type="float">
            <text:p>25.46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Henry Birkhardt (Irene Wallach) Harris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475" calcext:value-type="float">
            <text:p>83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engt Edvin Larss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rnst Adolf Sjostedt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Lillian Gertrud Asplun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3875" calcext:value-type="float">
            <text:p>31.3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obert William Norman Ley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lice Phoebe Harknet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tephen Ho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Marjorie Collye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Frederick William Pengell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George Henry Hun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75" calcext:value-type="float">
            <text:p>12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Thamine Zabour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herine Murphy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eginald Charles Coleridg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tti Alexanteri Maenpa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leiman Attala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William Edward Minah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gda Thorilda Viktoria Lindah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(Anna) Hamalaine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ichard Leonard Beckwi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5542" calcext:value-type="float">
            <text:p>52.5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Ernest Courtenay Carter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George Re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Wilhelm (Elna Matilda Persson) Strom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625" calcext:value-type="float">
            <text:p>10.4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Thomas Stead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Arthur Lobb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Viktor (Helena Wilhelmina) Rosblom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2125" calcext:value-type="float">
            <text:p>20.2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Darwis (Hanne Youssef Razi) Toum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2458" calcext:value-type="float">
            <text:p>15.2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Gertrude Maybelle Thorn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Gladys Cher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nna War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3292" calcext:value-type="float">
            <text:p>512.3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Lutie Davis) Parris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dvin Rojj Felix Asplun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3875" calcext:value-type="float">
            <text:p>31.3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mil Taussig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Harri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Delia Hen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David Reev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esti Arvid Panul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st Ulrik Perss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William Thompson (Edith Junkins) Graham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.4625" calcext:value-type="float">
            <text:p>153.4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melia Bissett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333" calcext:value-type="float">
            <text:p>135.6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lexander Cairn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Henry Tornquis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Elizabeth Anne Maidment) Mellinger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Charles H Natsc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anora Heal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Kornelia Theodosia Andrews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9583" calcext:value-type="float">
            <text:p>77.9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ugusta Charlotta Lindblom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Francis Park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ric Rice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Stanton (Rosa Hunt) Abbot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ank Duane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ls Johan Goransson Ol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ons de Pelsmaeke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dward Arthur Dorking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ichard William Smith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van Stankovic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eodore de Muld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nko Naidenof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Masabumi Hosono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e Connoll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len Barbe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Dickinson H (Helen Walton) Bishop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0792" calcext:value-type="float">
            <text:p>91.0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ene Jacques Lev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75" calcext:value-type="float">
            <text:p>12.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loisia Haa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van Minef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rvin G Lew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08" calcext:value-type="float">
            <text:p>27.72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nsour Hanna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Helen Loraine Alliso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.55" calcext:value-type="float">
            <text:p>151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dolphe Saalf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ames (Helene DeLaudeniere Chaput) Baxter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.5208" calcext:value-type="float">
            <text:p>247.5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Katherine Kelly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ernard McCo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Cahoone Jr Johns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Nora A Keane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oward Hugh William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. Hudson Trevor Allison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.55" calcext:value-type="float">
            <text:p>151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garet Fleming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8833" calcext:value-type="float">
            <text:p>110.88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Victor de Satode (Maria Josefa Perez de Soto y Vallejo) Penasco y Castellan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amuel Abels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Laura Mabel Francatell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292" calcext:value-type="float">
            <text:p>56.9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garet Bechstein Hay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583" calcext:value-type="float">
            <text:p>83.1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mily Borie Ryerso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375" calcext:value-type="float">
            <text:p>262.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(Anna Sylfven) Lahtine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gnjac Hendekovi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Benjamin Ha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elmina Josefina Nilss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Sinai (Miriam Sternin) Kanto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. Ernest Moraweck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y Natalie Wick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.8667" calcext:value-type="float">
            <text:p>164.86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Frederic Oakley (Margaretta Corning Stone) Spedde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amuel Denn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Yoto Danoff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Hilda Mary Slayt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Albert Francis (Sylvia Mae Harbaugh) Caldwell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eorge John Jr Sag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ie Grice Young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333" calcext:value-type="float">
            <text:p>135.6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Hansen Nysve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375" calcext:value-type="float">
            <text:p>6.2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Ada E Hall) Ball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Frank John (Emily Alice Brown) Goldsmit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5" calcext:value-type="float">
            <text:p>20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Jean Gertrude Hippac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9792" calcext:value-type="float">
            <text:p>57.9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gnes McCo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usten Partner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Edward Graham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.4625" calcext:value-type="float">
            <text:p>153.4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o Edmondus Vander Planke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Henry William (Clara Heinsheimer) Frauenthal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.65" calcext:value-type="float">
            <text:p>133.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tto Denko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homas Clinton Pear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zabeth Margaret Burn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Edwart Dah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Stephen Weart Blackwel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Edmond Roger Navrati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lice Elizabeth Fortu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rik Gustaf Colland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harles Frederick Waddington Sedgwic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tanley Hubert Fox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melia Brow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Marion Elsie Smith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Thomas Henry (Mary E Finck) Davison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William Loch Coutt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van Dimic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ls Martin Odah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5" calcext:value-type="float">
            <text:p>9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letcher Fellows Williams-Lam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annous Elia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sef Arnold-Franch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azli Yousi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o Peter Vanden Stee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sie Edith Bowerma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nnie Clemmer Fun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McGover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elen Mary Mockle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helm Skoog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ebastiano del Carl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7208" calcext:value-type="float">
            <text:p>27.72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(Catherine David) Barbar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dola Asim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mas O'Brie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uritz Nils Martin Adah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Frank Manley (Anna Sophia Atkinson) Warren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(Mantoura Boulos) Mouss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ie Jermy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e. Leontine Pauline Aubar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Achilles Hard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4417" calcext:value-type="float">
            <text:p>55.4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kob Alfred Wiklun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958" calcext:value-type="float">
            <text:p>6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Thomas Beav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Sante Ringhin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333" calcext:value-type="float">
            <text:p>135.6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Stina Viola Palsson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.075" calcext:value-type="float">
            <text:p>21.0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Edgar Joseph (Leila Saks) Meye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1708" calcext:value-type="float">
            <text:p>82.17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urora Adelia Landergre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arry Elkins Widen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annous Betro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25" calcext:value-type="float">
            <text:p>4.0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Gideon Gustafss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Rosalie Bidoi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525" calcext:value-type="float">
            <text:p>227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ia Naki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7417" calcext:value-type="float">
            <text:p>15.7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uho Tikkan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Alexander Oskar (Mary Aline Towner) Holverso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Vasil Plotcharsk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harles Henry Davi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Sidney Leonard Goodwi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Kate Buss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tthew Sadli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292" calcext:value-type="float">
            <text:p>7.7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Bertha Lehman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Ernest Carte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arl Olof Jansso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Birger Gustaf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jorie Newell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275" calcext:value-type="float">
            <text:p>113.2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Hjalmar (Agnes Charlotta Bengtsson) Sandstrom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ik Johanss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ina Olsso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Peter David McKane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. Alfred Pa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H (Jessie L) Trout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uha Niskan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Adam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i Aina Jussil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825" calcext:value-type="float">
            <text:p>9.8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kka Pietari Hakkaraine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ija Oreskovic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hadrach Gal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arl/Charles Peter Widegre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William Rowe Richard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s Martin Monsen Birke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Ida Lefebr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4667" calcext:value-type="float">
            <text:p>25.4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odor Sdycoff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enry Ha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583" calcext:value-type="float">
            <text:p>6.8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Daisy E Minah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lfred Fleming Cunningham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Julian Sundm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Thomas (Annie Louise Rowley) Meek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James Vivian (Lulu Thorne Christian) Drew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Lyyli Karoliina Silve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John Matthew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Catharina Van Impe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vid Charter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3" calcext:value-type="float">
            <text:p>7.7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o Zimmerm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5" calcext:value-type="float">
            <text:p>7.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Ernst Gilbert (Anna Sigrid Maria Brogren) Danbom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Viktor Richard Rosblo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125" calcext:value-type="float">
            <text:p>20.2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hillippe Wisema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Charles V (Ada Maria Winfield) Clark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Kate Florence Phillip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Flyn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erk (Berk Trembisky) Pick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Mauritz Hakan Bjornstrom-Steff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Percival (Florence Kate White) Thorneycrof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Charles Alexander (Alice Adelaide Slow) Louch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kolai Erland Kalli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Baird Silve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Lucile Polk Carte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Doolina Margaret For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Sidney (Emily Hocking) Richard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Mark Fortune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han Henrik Johannesson Kvillne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Benjamin (Esther Ada Bloomfield) Har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on Hamp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Emil Petters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. Encarnacion Reynaldo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ernt Johannesen-Bratthamm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25" calcext:value-type="float">
            <text:p>8.1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. Washington Dodge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.8583" calcext:value-type="float">
            <text:p>81.8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Madeleine Violet Mellinge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ederic Kimber Sew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ie Catherine Baclin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2583" calcext:value-type="float">
            <text:p>19.2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or. Arthur Godfrey Peuche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dwy Arthur W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ngvald Olai Olsen Haglan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667" calcext:value-type="float">
            <text:p>19.9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Benjamin Laventall Fore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Samuel L Goldenberg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1042" calcext:value-type="float">
            <text:p>89.10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seph Peduzz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van Jalsevac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ancis Davis Millet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Frederick R (Marion) Kenyo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8625" calcext:value-type="float">
            <text:p>51.8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llen Toome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urice O'Conno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arry Anderso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Morle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rthur H Gee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acob Christian Milling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imon Maisn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nuel Estanslas Goncalve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Campbel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Montgomery Smart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Scanl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25" calcext:value-type="float">
            <text:p>7.7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elene Barbara Baclini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2583" calcext:value-type="float">
            <text:p>19.2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rthur Keefe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uka Cacic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Edwy Arthur (Ada Mary Worth) Wes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Amin S (Marie Marthe Thuillard) Jerwa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917" calcext:value-type="float">
            <text:p>13.79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Ida Sofia Strandberg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75" calcext:value-type="float">
            <text:p>9.8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Quincy Cliffor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Peter Henry Renouf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wis Richard Braun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458" calcext:value-type="float">
            <text:p>7.04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ls August Karlss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208" calcext:value-type="float">
            <text:p>7.5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ildur E Hirvone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875" calcext:value-type="float">
            <text:p>12.2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Harold Victor Goodwi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nthony Wood Frost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ichard Henry Rous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(Hedwig) Turkul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875" calcext:value-type="float">
            <text:p>9.5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Dickinson H Bishop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0792" calcext:value-type="float">
            <text:p>91.0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Jeannie Lefebre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4667" calcext:value-type="float">
            <text:p>25.46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Frederick Maxfield (Jane Anne Forby) Hoy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dward Austin Kent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ancis William Somer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Eden Leslie Coutt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onrad Mathias Reiersen Haglan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667" calcext:value-type="float">
            <text:p>19.9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inar Windelov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arry Markland Molso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amon Artagaveytia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042" calcext:value-type="float">
            <text:p>49.50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dward Roland Stanle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erious Yousseff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83" calcext:value-type="float">
            <text:p>14.4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zabeth Mussey Eustis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2667" calcext:value-type="float">
            <text:p>78.2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ederick William Shell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Hudson J C (Bessie Waldo Daniels) Alliso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.55" calcext:value-type="float">
            <text:p>151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lof Svens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tar Calic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Canava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Bridget Mary O'Sulliva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92" calcext:value-type="float">
            <text:p>7.6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ristina Sofia Laitine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875" calcext:value-type="float">
            <text:p>9.5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Roberta Maion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Victor de Satode Penasco y Castellan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Frederick Charles (Jane Richards) Quick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Bradle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enry Margido Olse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5" calcext:value-type="float">
            <text:p>22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ang L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ugene Patrick Dal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Webber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ames Robert McGoug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875" calcext:value-type="float">
            <text:p>26.2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Martin (Elizabeth L. Barrett) Rothschild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atio Colef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58" calcext:value-type="float">
            <text:p>7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Anderson Walke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08" calcext:value-type="float">
            <text:p>34.020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Amelia Milley) Lemore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trick Ry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A (Florence Agnes Hughes) Angl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tefo Pavlovic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nne Perreaul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nko Vov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arkis Lahou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Louis Albert (Ida Sophia Fischer) Hippac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9792" calcext:value-type="float">
            <text:p>57.9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ared Kasse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Farrell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Lucy Ridsdale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Farthing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7792" calcext:value-type="float">
            <text:p>221.7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Werner Salon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ichard George Hocking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Phyllis May Quick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akli Toufik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seph Jr Elia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Catherine (Catherine Rizk) Pet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3583" calcext:value-type="float">
            <text:p>22.3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ija Cacic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va Miriam Hart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or. Archibald Willingham But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Bertha LeRo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425" calcext:value-type="float">
            <text:p>106.4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amuel Beard Risien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Hedwig Margaritha Froliche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Harriet R Crosby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Ingeborg Constanzia Andersso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Sigrid Elisabeth Andersso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dward Bean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alter Donald Dougla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425" calcext:value-type="float">
            <text:p>106.4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rthur Ernest Nicholson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Edward (Ethel Clarke) Bea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ulian Padro y Manen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625" calcext:value-type="float">
            <text:p>13.8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ank John Goldsmit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5" calcext:value-type="float">
            <text:p>20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John Morgan Jr Davi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Borland Jr Thaye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.8833" calcext:value-type="float">
            <text:p>110.8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Percival James R Sharp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imothy O'Bri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92" calcext:value-type="float">
            <text:p>7.8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ahim Leen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Velin Ohma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eorge Wright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y. (Lucille Christiana Sutherland)Duff Gordo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Victor Robbin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525" calcext:value-type="float">
            <text:p>227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Emil (Tillie Mandelbaum) Taussig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Guillaume Joseph (Emma) de Messemaeke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mas Rowan Morro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usein Sivic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obert Douglas Norm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Simmon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(Marion Ogden) Meanwell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red J Davie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lia Stoytcheff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Nils (Alma Cornelia Berglund) Palss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.075" calcext:value-type="float">
            <text:p>21.0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annous Dohar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arl Jonss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George Harr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Edward Dale (Charlotte Lamson) Appleto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4792" calcext:value-type="float">
            <text:p>51.4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Irwin Flyn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875" calcext:value-type="float">
            <text:p>26.3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Kell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red George John Rus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eorge Patchet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thel Garside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William Baird (Alice Munger) Silve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oseph (Maria Elias) Caram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83" calcext:value-type="float">
            <text:p>14.4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iriik Jussil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Julie Rachel Christ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ohn Borland (Marian Longstreth Morris) Thayer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.8833" calcext:value-type="float">
            <text:p>110.8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James Downto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Hugo Ros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5" calcext:value-type="float">
            <text:p>40.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Uscher Paulne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125" calcext:value-type="float">
            <text:p>8.7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Ruth Taussig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hn Denzil Jarvi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Maxmillian Frolicher-Stehli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liezer Gilinsk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seph Murdl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tti Rintamak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Walter Bertram (Martha Eustis) Stephenso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2667" calcext:value-type="float">
            <text:p>78.26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James Elsbur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Bourk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hn Henry Chapma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ean Baptiste Van Imp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Jessie Wills Leitc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red Johnso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na Boul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. Cosmo Edmund Duff Gordo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9292" calcext:value-type="float">
            <text:p>56.9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Sidney Samuel (Amy Frances Christy) Jacobsoh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tco Slabenoff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Charles H Harringto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st William Torb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arry Home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dvard Bengtsson Lindel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lan Karaic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obert Williams Danie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Joseph (Juliette Marie Louise Lafargue) Laroch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.5792" calcext:value-type="float">
            <text:p>41.57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zabeth W Shute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4625" calcext:value-type="float">
            <text:p>153.4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Anders Johan (Alfrida Konstantia Brogren) Andersso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se Neto Jardi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aret Jane Murphy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Horg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Alfred Brockleban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lice Herma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st Gilbert Danbo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William Arthur (Cordelia K Stanlick) Lobb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Marion Louise Becke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Lawrence Gave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toni Yasbeck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dwin Nelson Jr Kimbal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5542" calcext:value-type="float">
            <text:p>52.5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ahid Nak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17" calcext:value-type="float">
            <text:p>15.7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enry Damsgaard Ha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vid John Bow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ederick Sutto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208" calcext:value-type="float">
            <text:p>32.32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Charles Leonard Kirklan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Gretchen Fiske Longle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583" calcext:value-type="float">
            <text:p>77.9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uentcho Bostandyeff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trick D O'Connel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3" calcext:value-type="float">
            <text:p>7.73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lgernon Henry Wilson Barkworth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Svensson Lundahl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42" calcext:value-type="float">
            <text:p>7.0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x Stahelin-Maegl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Henry Marsh Par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bel Skoog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Mary Davi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tti Gustaf Leinon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Harvey Collye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uha (Maria Emilia Ojala) Panula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rcival Thorneycroft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s Peder Jense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le. Emma Sagess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it Elizabeth Sko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hoong Fo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ugenie Baclini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2583" calcext:value-type="float">
            <text:p>19.2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enry Sleeper Har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.7292" calcext:value-type="float">
            <text:p>76.7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iudevit Co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. Oberst Alfons Simonius-Blume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dward Wille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my Zillah Elsie Stanley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to Mitkof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lsie Doling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nes Halvorsen Kalvi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3" calcext:value-type="float">
            <text:p>8.43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anora O'Lear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92" calcext:value-type="float">
            <text:p>7.8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Hanora Hegarty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Leonard Mark Hick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exander Radeff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ohn (Catherine) Bourke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George Floyd Eitemille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rthur Webster Newell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.275" calcext:value-type="float">
            <text:p>113.2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enry William Frauenthal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.65" calcext:value-type="float">
            <text:p>133.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ohamed Bad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dward Pomeroy Colle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875" calcext:value-type="float">
            <text:p>25.5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ju Coleff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58" calcext:value-type="float">
            <text:p>7.4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ino William Lindqvist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Lewis Hickm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eginald Fenton Butl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nud Paust Rommetvedt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cob Cook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Elmer Zebley (Juliet Cummins Wright) Taylo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Thomas William Solomon (Elizabeth Catherine Ford) Brow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hornton David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Henry Michael Mitchel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harles Wilhelm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Ennis Hastings Wats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Gustaf Hjalmar Edvards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Frederick Charles Sawyer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Sofia Turj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17" calcext:value-type="float">
            <text:p>9.8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Frederick (Augusta Tyler) Goodwi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homas Drake Martinez Cardez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.3292" calcext:value-type="float">
            <text:p>512.3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ie Peter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75" calcext:value-type="float">
            <text:p>8.1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ammad Hassab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292" calcext:value-type="float">
            <text:p>76.7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r Anderson Olsvige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5" calcext:value-type="float">
            <text:p>9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harles Edward Goodw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Thomas William Solomon Brow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seph Philippe Lemercier Laroch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.5792" calcext:value-type="float">
            <text:p>41.57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ako Arnold Panul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Branko Dakic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08" calcext:value-type="float">
            <text:p>10.170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berhard Thelander Fisch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Georgette Alexandra Madill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.3375" calcext:value-type="float">
            <text:p>211.3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Albert Adrian Dic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nca Karu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167" calcext:value-type="float">
            <text:p>13.41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i La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halil Saa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. John Weir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harles Henry Chapma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Kell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Katherine Mullen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3" calcext:value-type="float">
            <text:p>7.7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John Borland Thayer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.8833" calcext:value-type="float">
            <text:p>110.8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dolf Mathias Nicolai Olsen Humbl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ohn Jacob (Madeleine Talmadge Force) Astor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.525" calcext:value-type="float">
            <text:p>227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Spencer Victor Silverthorn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875" calcext:value-type="float">
            <text:p>26.2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Saiide Barba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rtin Gallagh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417" calcext:value-type="float">
            <text:p>7.741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enrik Juul Hanse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Henry Samuel Mor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Florence Kelly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dward Pennington Calderhead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875" calcext:value-type="float">
            <text:p>26.28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lice Cleave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55" calcext:value-type="float">
            <text:p>151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Halim Gonios Moubarek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458" calcext:value-type="float">
            <text:p>15.2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le. Berthe Antonine May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042" calcext:value-type="float">
            <text:p>49.50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Herman Klab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Elmer Zebley Taylo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ugust Viktor Larss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33" calcext:value-type="float">
            <text:p>9.4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Samuel Greenberg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ter Andreas Lauritz Andersen Sohol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Caroline Louise Endre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525" calcext:value-type="float">
            <text:p>227.5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Edwina Celia Troutt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lkolm Joackim Johnso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nnie Jessie Harpe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Svend Lauritz Jense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542" calcext:value-type="float">
            <text:p>7.0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Henry Gillespi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Henry Price Hodg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Norman Campbell Chamber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uka Oreskovic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Peter Henry (Lillian Jefferys) Renouf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gareth Mann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75" calcext:value-type="float">
            <text:p>7.7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Kurt Arnold Gottfrid Bryh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Pieta Sofia Ilmakanga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Elisabeth Walton A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3375" calcext:value-type="float">
            <text:p>211.3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oussein G N Hass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875" calcext:value-type="float">
            <text:p>18.7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obert J Knight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William John Berrima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Moses Aaron Troupiansk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slie Williams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Edward (Margaret Ann Watson) For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Gustave J Lesure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3292" calcext:value-type="float">
            <text:p>512.3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nio Ivanof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nko Nankof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alter James Hawksford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yrell William Cavendis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Susan Parker Ryerso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375" calcext:value-type="float">
            <text:p>262.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eal McName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uho Strande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. Edward Gifford Crosby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ossmore Edward Abbott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nna Sinkkone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Daniel Warner Marvi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ichael Connagh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Joan Wells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Meier Moo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nes Joseph Vande Veld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alio Jonkof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Samuel (Jane Laver) Herma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Viljo Hamalainen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ugust Sigfrid Carl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58" calcext:value-type="float">
            <text:p>7.7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Percy Andrew Baile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mas Leonard Theobal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ountess. of (Lucy Noel Martha Dyer-Edwards) Rothe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Garfirt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isakki Antino Aijo Nirv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na Assi Bara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William Ernest (Lucile Polk) Carte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ans Linus Eklun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John C (Anna Andrews) Hogeboom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9583" calcext:value-type="float">
            <text:p>77.9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Arthur Jackson Brewe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Mary Mangan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niel J Mor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aniel Danielsen Gronnesta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25" calcext:value-type="float">
            <text:p>8.3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ene Aime Lieven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els Peder Jense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Mary) Mack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ibo Elia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Elizabeth (Eliza Needs) Hocking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hr Fabian Oliver Malkolm Myhrma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oger Tob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Virginia Ethel Emanu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mas J Kilgann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75" calcext:value-type="float">
            <text:p>7.7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Edward Scott (Elisabeth Walton McMillan) Robert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.3375" calcext:value-type="float">
            <text:p>211.33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Banoura Ayoub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Albert Adrian (Vera Gillespie) Dick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Milton Clyde Long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drew G Johnsto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Al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braham (David Lishin) Harm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nna Sofia Sjoblom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58" calcext:value-type="float">
            <text:p>7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George Hugh Rice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Bertram Vere Dean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575" calcext:value-type="float">
            <text:p>20.5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Benjamin Guggenheim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drew Kean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lfred Gaskel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Stella Anna Sag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illiam Fisher Hoy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958" calcext:value-type="float">
            <text:p>30.6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istiu Dantchef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ichard Ot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Alice (Farnham) Leader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92" calcext:value-type="float">
            <text:p>25.929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Mara Osma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33" calcext:value-type="float">
            <text:p>8.68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Yousseff Ibrahim Shawa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Jean Baptiste (Rosalie Paula Govaert) Van Imp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Martin Ponesel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Harvey (Charlotte Annie Tate) Collye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. William Thornton II Carte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Assad Alexander Thomas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167" calcext:value-type="float">
            <text:p>8.51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skar Arvid Hedm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5" calcext:value-type="float">
            <text:p>6.9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arl Johan Johan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Thomas Jr Andrew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llen Natalia Pettersso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ugust Mey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Norman Campbell (Bertha Griggs) Chamber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William Alex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75" calcext:value-type="float">
            <text:p>7.8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mes Les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Richard James Sleme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Ebba Iris Alfrida Andersson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Ernest Portage Tomlin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Richard Fr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Wendla Maria Heinin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Albert Malle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0042" calcext:value-type="float">
            <text:p>37.00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Fredrik Alexander Holm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Karl Thorsten Skoog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Charles Melville (Clara Jennings Gregg) Hay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ikola Lulic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kheer. John George Reuchli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(Beila) Moor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Urho Abraham Panul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n Flyn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Len L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Andre Mallet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.0042" calcext:value-type="float">
            <text:p>37.00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Thomas Joseph McCormack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George Nelson (Martha Evelyn) Stone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Antoni (Selini Alexander) Yasbeck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4542" calcext:value-type="float">
            <text:p>14.454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. George Sibley Richard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min Saa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bert Augusts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42" calcext:value-type="float">
            <text:p>7.8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Owen George Allu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Sara Rebecca Compto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583" calcext:value-type="float">
            <text:p>83.1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akob Pasic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urice Sirot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hang Chip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58" calcext:value-type="float">
            <text:p>56.4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Pierre Marecha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Ilmari Rudolf Alhomak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Thomas Charles Mud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Augusta Serepec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eter L Lemberopolou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375" calcext:value-type="float">
            <text:p>6.43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eso Culumovic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25" calcext:value-type="float">
            <text:p>8.66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nthony Abbing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Douglas Bullen Sa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rin Markoff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John Harp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Samuel L (Edwiga Grabowska) Goldenberg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1042" calcext:value-type="float">
            <text:p>89.10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Sigvard Harald Elias Andersson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.275" calcext:value-type="float">
            <text:p>31.2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 Svensso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Nourelain Boulos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458" calcext:value-type="float">
            <text:p>15.24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y Conover Lines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Ernest Courtenay (Lilian Hughes) Carter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Sam (Leah Rosen) Ak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George Dennick (Mary Hitchcock) Wick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8667" calcext:value-type="float">
            <text:p>164.866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Peter Denis Dal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Solomon (Latifa Qurban) Baclin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.2583" calcext:value-type="float">
            <text:p>19.2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Raihed Raz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92" calcext:value-type="float">
            <text:p>7.2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laus Peter Hanse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1083" calcext:value-type="float">
            <text:p>14.10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Frederick Edward Gi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Frederick Joel (Margaret Welles Barron) Swift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92" calcext:value-type="float">
            <text:p>25.929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Dorothy Edith Sage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John William Gil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(Karolina) Bystrom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. Asuncion Duran y More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8583" calcext:value-type="float">
            <text:p>13.858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Washington Augustus II Roebling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958" calcext:value-type="float">
            <text:p>50.4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hilemon van Melkebek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. Harold Theodor Johns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1333" calcext:value-type="float">
            <text:p>11.133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erin Balkic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Richard Leonard (Sallie Monypeny) Beckwith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5542" calcext:value-type="float">
            <text:p>52.554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Frans Olof Carlsso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Victor Vander Cruysse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Samuel (Hannah Wizosky) Abels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Adele Kiamie Najib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" calcext:value-type="float">
            <text:p>7.2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Alfred Ossian Gustafs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58" calcext:value-type="float">
            <text:p>9.84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Nedelio Petroff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Kristo Lalef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s. Thomas Jr (Lily Alexenia Wilson) Potter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1583" calcext:value-type="float">
            <text:p>83.158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s. William (Imanita Parrish Hall) Shelle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Johann Marku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58" calcext:value-type="float">
            <text:p>7.89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Gerda Ulrika Dahlberg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67" calcext:value-type="float">
            <text:p>10.516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Frederick James Banfiel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Henry Jr Sutehal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s. William (Margaret Norton) Ric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125" calcext:value-type="float">
            <text:p>29.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. Juozas Montvi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. Margaret Edith Graham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. Catherine Helen Johnsto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. Karl Howell Beh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Patrick Doole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</table:table-row>
      </table:table>
      <table:table table:name="Survival count" table:style-name="ta1">
        <table:shapes>
          <draw:frame draw:z-index="0" draw:style-name="gr1" draw:text-style-name="P1" svg:width="6.2945in" svg:height="3.5398in" svg:x="1.8453in" svg:y="0.8996in">
            <draw:object draw:notify-on-update-of-ranges="'Survival count'.A2:'Survival count'.A3 'Survival count'.B1:'Survival count'.B1 'Survival count'.B2:'Survival count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d they survive?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number-rows-repeated="23"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his graph, we can see the amount of people that survived from the Titanic.</text:p>
          </table:table-cell>
        </table:table-row>
        <table:table-row table:style-name="ro1">
          <table:table-cell/>
          <table:table-cell office:value-type="string" calcext:value-type="string">
            <text:p>From the sample of 887, 545 (61%) did not and 342 (39%) did.</text:p>
          </table:table-cell>
        </table:table-row>
      </table:table>
      <table:table table:name="Gender of those who died" table:style-name="ta1">
        <table:shapes>
          <draw:frame draw:z-index="0" draw:style-name="gr1" draw:text-style-name="P1" svg:width="6.2988in" svg:height="3.5402in" svg:x="3.9217in" svg:y="0.7161in">
            <draw:object draw:notify-on-update-of-ranges="'Gender of those who died'.A1:'Gender of those who died'.A1 'Gender of those who died'.A2:'Gender of those who died'.A3 'Gender of those who died'.B1:'Gender of those who died'.B1 'Gender of those who died'.B2:'Gender of those who died'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Gender of those who died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y looking at this graph, we can see that almost 5 times the amount of men died in the Titanic than women did (according to the sample).</text:p>
          </table:table-cell>
        </table:table-row>
      </table:table>
      <table:table table:name="Passenger class of those who survived" table:style-name="ta1">
        <table:shapes>
          <draw:frame draw:z-index="0" draw:style-name="gr1" draw:text-style-name="P1" svg:width="6.2988in" svg:height="3.5429in" svg:x="4.3567in" svg:y="0.7555in">
            <draw:object draw:notify-on-update-of-ranges="'Passenger class of those who survived'.B1:'Passenger class of those who survived'.B1 'Passenger class of those who survived'.B2:'Passenger class of those who survived'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assenger class of those who survived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 we can see from this graph, the passenger class that had the most people to live was the 1<text:span text:style-name="T1">st</text:span> class, with 3<text:span text:style-name="T1">rd</text:span> being close in numbers.</text:p>
          </table:table-cell>
        </table:table-row>
      </table:table>
      <table:named-expressions/>
      <table:database-ranges>
        <table:database-range table:name="__Anonymous_Sheet_DB__2" table:target-range-address="'Gender of those who died'.A1:'Gender of those who died'.B8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8T10:52:11.463669700</dc:date>
    <meta:editing-duration>PT20M20S</meta:editing-duration>
    <meta:editing-cycles>1</meta:editing-cycles>
    <meta:document-statistic meta:table-count="4" meta:cell-count="7128" meta:object-count="3"/>
    <meta:generator>LibreOffice/25.8.1.1$Windows_X86_64 LibreOffice_project/54047653041915e595ad4e45cccea684809c77b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circle" chart:style-name="ch1">
        <chart:title svg:x="5.762cm" svg:y="0.314cm" chart:style-name="ch2">
          <text:p>How many survived?</text:p>
        </chart:title>
        <chart:legend chart:legend-position="end" svg:x="14.619cm" svg:y="3.948cm" style:legend-expansion="high" chart:style-name="ch3"/>
        <chart:plot-area chart:style-name="ch4" svg:x="0.35cm" svg:y="1.457cm" svg:width="13.919cm" svg:height="7.1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325cm" svg:y="1.457cm" svg:width="11.968cm" svg:height="7.18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Survival count'.A2:'Survival count'.A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Survival count'.B2:'Survival count'.B3" chart:label-cell-address="'Survival count'.B1:'Survival count'.B1" chart:class="chart:circle">
            <chart:data-point chart:style-name="ch9" loext:custom-label-pos-x="0.131285964473355" loext:custom-label-pos-y="-0.207985763541319"/>
            <chart:data-point chart:style-name="ch10" loext:custom-label-pos-x="-0.100888166124593" loext:custom-label-pos-y="0.1017684351017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Survival count'.B1:'Survival coun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'Survival count'.A2:'Survival count'.A3</svg:desc>
                </draw:g>
              </table:table-cell>
              <table:table-cell office:value-type="float" office:value="545">
                <text:p>545</text:p>
                <draw:g>
                  <svg:desc>'Survival count'.B2:'Survival count'.B3</svg:desc>
                </draw:g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bar" chart:style-name="ch1">
        <chart:title svg:x="5.266cm" svg:y="0.314cm" chart:style-name="ch2">
          <text:p>Which gender died more?</text:p>
        </chart:title>
        <chart:legend chart:legend-position="end" svg:x="14.292cm" svg:y="4.197cm" style:legend-expansion="high" chart:style-name="ch3"/>
        <chart:plot-area chart:style-name="ch4" svg:x="0.32cm" svg:y="1.286cm" svg:width="13.652cm" svg:height="7.528cm">
          <chart:coordinate-region svg:x="1.167cm" svg:y="1.485cm" svg:width="12.805cm" svg:height="6.682cm"/>
          <chart:axis chart:dimension="x" chart:name="primary-x" chart:style-name="ch5" chartooo:axis-type="auto">
            <chartooo:date-scale/>
            <chart:categories table:cell-range-address="'Gender of those who died'.A2:'Gender of those who died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 of those who died'.B2:'Gender of those who died'.B3" chart:label-cell-address="'Gender of those who died'.B1:'Gender of those who died'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Gender of those who died'.B1:'Gender of those who die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'Gender of those who died'.A2:'Gender of those who died'.A3</svg:desc>
                </draw:g>
              </table:table-cell>
              <table:table-cell office:value-type="float" office:value="464">
                <text:p>464</text:p>
                <draw:g>
                  <svg:desc>'Gender of those who died'.B2:'Gender of those who died'.B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2cm" svg:y="0.315cm" chart:style-name="ch2">
          <text:p>What passenger class survived the most?</text:p>
        </chart:title>
        <chart:legend chart:legend-position="end" svg:x="14.292cm" svg:y="4.201cm" style:legend-expansion="high" chart:style-name="ch3"/>
        <chart:plot-area chart:style-name="ch4" svg:x="0.633cm" svg:y="1.116cm" svg:width="13.651cm" svg:height="7.531cm">
          <chart:coordinate-region svg:x="1.083cm" svg:y="1.116cm" svg:width="12.901cm" svg:height="6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assenger class of those who survived'.B2:'Passenger class of those who survived'.B4" chart:label-cell-address="'Passenger class of those who survived'.B1:'Passenger class of those who survived'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Passenger class of those who survived'.B1:'Passenger class of those who survive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">
                <text:p>136</text:p>
                <draw:g>
                  <svg:desc>'Passenger class of those who survived'.B2:'Passenger class of those who survived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